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8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9" style:family="paragraph" style:parent-style-name="Standard" style:list-style-name="L4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0" style:family="paragraph" style:parent-style-name="Standard" style:list-style-name="L4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1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 style:list-style-name="L6">
      <style:text-properties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Standard" style:list-style-name="L7">
      <style:text-properties style:font-name="Arial" fo:font-size="11pt" style:font-size-asian="11pt" style:font-size-complex="11pt"/>
    </style:style>
    <style:style style:name="P24" style:family="paragraph" style:parent-style-name="Standard" style:list-style-name="L8">
      <style:text-properties style:font-name="Arial" fo:font-size="11pt" style:font-size-asian="11pt" style:font-size-complex="11pt"/>
    </style:style>
    <style:style style:name="P25" style:family="paragraph" style:parent-style-name="Standard" style:list-style-name="L9">
      <style:text-properties style:font-name="Arial" fo:font-size="11pt" style:font-size-asian="11pt" style:font-size-complex="11pt"/>
    </style:style>
    <style:style style:name="P26" style:family="paragraph" style:parent-style-name="Standard" style:list-style-name="L10">
      <style:text-properties style:font-name="Arial" fo:font-size="11pt" style:font-size-asian="11pt" style:font-size-complex="11pt"/>
    </style:style>
    <style:style style:name="P27" style:family="paragraph" style:parent-style-name="Standard" style:list-style-name="L11">
      <style:text-properties style:font-name="Arial" fo:font-size="11pt" style:font-size-asian="11pt" style:font-size-complex="11pt"/>
    </style:style>
    <style:style style:name="P28" style:family="paragraph" style:parent-style-name="Standard" style:list-style-name="L12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4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><text:span text:style-name="T9">http://sickbiscuit.com/blog/</text:span></text:a></text:p>
      <text:p text:style-name="P4"/>
      <text:p text:style-name="P4">Experience</text:p>
      <text:p text:style-name="P12"/>
      <text:p text:style-name="P12">February 2014 – Present<text:tab/>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643939505" text:style-name="L1">
        <text:list-item>
          <text:p text:style-name="P15">Ruby/Rails, MySQL, JavaScript/jQuery, Rspec/Cucumber, Puppet</text:p>
          <text:p text:style-name="P15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975887662" text:style-name="L2">
        <text:list-item>
          <text:p text:style-name="P16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3"><text:tab/><text:tab/><text:tab/><text:tab/><text:tab/><text:tab/></text:span></text:a><text:a xlink:type="simple" xlink:href="http://globalpersonals.co.uk/"><text:span text:style-name="T15">http://globalpersonals.co.uk/</text:span></text:a></text:p>
      <text:p text:style-name="P11"/>
      <text:list xml:id="list866047455" text:style-name="L3">
        <text:list-item>
          <text:p text:style-name="P18">Ruby/Rails/Sinatra, JavaScript/CoffeeScript/jQuery, MySQL/Redis/RabbitMQ</text:p>
        </text:list-item>
        <text:list-item>
          <text:p text:style-name="P18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617624826" text:style-name="L4">
        <text:list-item>
          <text:p text:style-name="P19">Ruby/Rails/Sinatra, Postgres/MongoDB/Redis, RSpec/Cucumber/Steak</text:p>
        </text:list-item>
        <text:list-item>
          <text:p text:style-name="P19">CocoaTouch and Objective-C development for iOS app, testing with OCUnit and OCMock</text:p>
        </text:list-item>
        <text:list-item>
          <text:p text:style-name="P19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902327788" text:continue-numbering="true" text:style-name="L4">
        <text:list-item>
          <text:p text:style-name="P20"><text:span text:style-name="T6">Ruby/Rails/Sinatra, MongoDB/Redis, RSpec/</text:span><text:span text:style-name="T7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879687569" text:style-name="L5">
        <text:list-item>
          <text:p text:style-name="P21">business intelligence development on top of Google Analytics</text:p>
        </text:list-item>
        <text:list-item>
          <text:p text:style-name="P21">Ruby, Rails, MySQL and JavaScript/jQuery/Highcharts</text:p>
        </text:list-item>
        <text:list-item>
          <text:p text:style-name="P21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1879249173" text:style-name="L6">
        <text:list-item>
          <text:p text:style-name="P22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953578542" text:style-name="L7">
        <text:list-item>
          <text:p text:style-name="P23">application development in a touch-screen mobile Linux environment with embedded JavaScript</text:p>
        </text:list-item>
        <text:list-item>
          <text:p text:style-name="P23">SpiderMonkey interpreter, SQLite, exposed systems-level functionality with C plugins</text:p>
        </text:list-item>
      </text:list>
      <text:p text:style-name="P14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1726305840" text:style-name="L8">
        <text:list-item>
          <text:p text:style-name="P24">web development with PHP/CakePHP, JavaScript/jQuery and MySQL</text:p>
        </text:list-item>
        <text:list-item>
          <text:p text:style-name="P24">administration of Redhat and Debian servers using dedicated hardware and Amazon Web Services</text:p>
        </text:list-item>
        <text:list-item>
          <text:p text:style-name="P24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972906270" text:style-name="L9">
        <text:list-item>
          <text:p text:style-name="P25">web development using C#/.Net, ASP/VBScript and PHP/CakePHP</text:p>
        </text:list-item>
        <text:list-item>
          <text:p text:style-name="P25">task automation with Ruby</text:p>
        </text:list-item>
        <text:list-item>
          <text:p text:style-name="P25">MS SQL Server 2005 &amp; MySQL databases</text:p>
        </text:list-item>
        <text:list-item>
          <text:p text:style-name="P25">considerable JavaScript using jQuery, Prototype and MooTools frameworks</text:p>
          <text:p text:style-name="P25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49915992" text:style-name="L10">
        <text:list-item>
          <text:p text:style-name="P26">operational support to various real-time, high volume, distributed messaging systems</text:p>
        </text:list-item>
        <text:list-item>
          <text:p text:style-name="P26">working knowledge of TIBCO TIC, EMS, RV and RVRD, Sybase ASE and BEA WebLogic</text:p>
        </text:list-item>
        <text:list-item>
          <text:p text:style-name="P26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94483973" text:style-name="L11">
        <text:list-item>
          <text:p text:style-name="P27">developed a custom business process management system</text:p>
        </text:list-item>
        <text:list-item>
          <text:p text:style-name="P27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456443438" text:style-name="L12">
        <text:list-item>
          <text:p text:style-name="P28">custom desktop applications using C#/.Net/WinForms and SQL Server 2005</text:p>
        </text:list-item>
        <text:list-item>
          <text:p text:style-name="P28">web/intranet applications using ASP/VBScript, VisualBasic/.Net andSQL Server 2000/2003</text:p>
        </text:list-item>
        <text:list-item>
          <text:p text:style-name="P28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406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4-06-23T23:00:01</dc:date>
    <dc:language>en-GB</dc:language>
    <meta:editing-cycles>114</meta:editing-cycles>
    <meta:editing-duration>PT04H17M10S</meta:editing-duration>
    <meta:document-statistic meta:table-count="0" meta:image-count="0" meta:object-count="0" meta:page-count="2" meta:paragraph-count="72" meta:word-count="476" meta:character-count="3868"/>
    <meta:user-defined meta:name="Info 1"/>
    <meta:user-defined meta:name="Info 2"/>
    <meta:user-defined meta:name="Info 3"/>
    <meta:user-defined meta:name="Info 4"/>
  </office:meta>
</office:document-meta>
</file>